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4571in" svg:y="1.3043in">
            <draw:object draw:notify-on-update-of-ranges="Sheet1.C7:Sheet1.C7 Sheet1.D7:Sheet1.G7 Sheet1.C8:Sheet1.C8 Sheet1.D8:Sheet1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4327in" svg:y="6.0728in">
            <draw:object draw:notify-on-update-of-ranges="Sheet1.D11:Sheet1.D11 Sheet1.E11:Sheet1.G11 Sheet1.D12:Sheet1.D12 Sheet1.E12:Sheet1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2.32" calcext:value-type="float">
            <text:p>382.32</text:p>
          </table:table-cell>
          <table:table-cell office:value-type="float" office:value="10.118" calcext:value-type="float">
            <text:p>10.118</text:p>
          </table:table-cell>
          <table:table-cell office:value-type="float" office:value="6.428" calcext:value-type="float">
            <text:p>6.428</text:p>
          </table:table-cell>
          <table:table-cell office:value-type="float" office:value="16.187" calcext:value-type="float">
            <text:p>16.187</text:p>
          </table:table-cell>
          <table:table-cell table:number-columns-repeated="3"/>
        </table:table-row>
        <table:table-row table:style-name="ro1">
          <table:table-cell office:value-type="float" office:value="381.64" calcext:value-type="float">
            <text:p>381.64</text:p>
          </table:table-cell>
          <table:table-cell office:value-type="float" office:value="10.16" calcext:value-type="float">
            <text:p>10.16</text:p>
          </table:table-cell>
          <table:table-cell office:value-type="float" office:value="6.465" calcext:value-type="float">
            <text:p>6.465</text:p>
          </table:table-cell>
          <table:table-cell office:value-type="float" office:value="16.471" calcext:value-type="float">
            <text:p>16.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2145" calcext:value-type="float">
            <text:p>10.2145</text:p>
          </table:table-cell>
          <table:table-cell office:value-type="float" office:value="6.609" calcext:value-type="float">
            <text:p>6.609</text:p>
          </table:table-cell>
          <table:table-cell office:value-type="float" office:value="16.574" calcext:value-type="float">
            <text:p>16.57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rialTree</text:p>
          </table:table-cell>
          <table:table-cell office:value-type="string" calcext:value-type="string">
            <text:p>SerialGri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(s)</text:p>
          </table:table-cell>
          <table:table-cell table:formula="of:=SUM([.A2];[.A3])/2" office:value-type="float" office:value="381.98" calcext:value-type="float">
            <text:p>381.98</text:p>
          </table:table-cell>
          <table:table-cell table:formula="of:=SUM([.B2];[.B3];[.B4])/3" office:value-type="float" office:value="10.1641666666667" calcext:value-type="float">
            <text:p>10.1641666667</text:p>
          </table:table-cell>
          <table:table-cell table:formula="of:=SUM([.C2];[.C3];[.C4])/3" office:value-type="float" office:value="6.50066666666667" calcext:value-type="float">
            <text:p>6.5006666667</text:p>
          </table:table-cell>
          <table:table-cell table:formula="of:=SUM([.D2];[.D3];[.D4])/3" office:value-type="float" office:value="16.4106666666667" calcext:value-type="float">
            <text:p>16.410666666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erial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P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(s)</text:p>
          </table:table-cell>
          <table:table-cell table:formula="of:=SUM([.B2];[.B3];[.B4])/3" office:value-type="float" office:value="10.1641666666667" calcext:value-type="float">
            <text:p>10.1641666667</text:p>
          </table:table-cell>
          <table:table-cell table:formula="of:=SUM([.C2];[.C3];[.C4])/3" office:value-type="float" office:value="6.50066666666667" calcext:value-type="float">
            <text:p>6.5006666667</text:p>
          </table:table-cell>
          <table:table-cell table:formula="of:=SUM([.D2];[.D3];[.D4])/3" office:value-type="float" office:value="16.4106666666667" calcext:value-type="float">
            <text:p>16.410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2:24:44.199276719</meta:creation-date>
    <dc:date>2015-03-12T12:54:54.524974962</dc:date>
    <meta:editing-duration>PT14M59S</meta:editing-duration>
    <meta:editing-cycles>1</meta:editing-cycles>
    <meta:document-statistic meta:table-count="1" meta:cell-count="27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C7:Sheet1.G8" chart:data-source-has-labels="both" svg:x="0.32cm" svg:y="0.18cm" svg:width="13.467cm" svg:height="8.64cm">
          <chartooo:coordinate-region svg:x="1.127cm" svg:y="0.379cm" svg:width="12.66cm" svg:height="7.794cm"/>
          <chart:axis chart:dimension="x" chart:name="primary-x" chart:style-name="ch4" chartooo:axis-type="auto">
            <chartooo:date-scale/>
            <chart:categories table:cell-range-address="Sheet1.D7:Sheet1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G8" chart:label-cell-address="Sheet1.C8:Sheet1.C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Tree</text:p>
                <draw:g>
                  <svg:desc>Sheet1.D7:Sheet1.G7</svg:desc>
                </draw:g>
              </table:table-cell>
              <table:table-cell office:value-type="string">
                <text:p>SerialGrid</text:p>
              </table:table-cell>
              <table:table-cell office:value-type="string">
                <text:p>OMP</text:p>
              </table:table-cell>
              <table:table-cell office:value-type="string">
                <text:p>Pthreads</text:p>
              </table:table-cell>
            </table:table-row>
          </table:table-header-rows>
          <table:table-rows>
            <table:table-row>
              <table:table-cell office:value-type="string">
                <text:p>Time(s)</text:p>
                <draw:g>
                  <svg:desc>Sheet1.C8:Sheet1.C8</svg:desc>
                </draw:g>
              </table:table-cell>
              <table:table-cell office:value-type="float" office:value="381.98">
                <text:p>381.98</text:p>
                <draw:g>
                  <svg:desc>Sheet1.D8:Sheet1.G8</svg:desc>
                </draw:g>
              </table:table-cell>
              <table:table-cell office:value-type="float" office:value="10.1641666666667">
                <text:p>10.1641666666667</text:p>
              </table:table-cell>
              <table:table-cell office:value-type="float" office:value="6.50066666666667">
                <text:p>6.50066666666667</text:p>
              </table:table-cell>
              <table:table-cell office:value-type="float" office:value="16.4106666666667">
                <text:p>16.410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D11:Sheet1.G12" chart:data-source-has-labels="both" svg:x="0.32cm" svg:y="0.18cm" svg:width="13.467cm" svg:height="8.64cm">
          <chartooo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Sheet1.E11:Sheet1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2:Sheet1.G12" chart:label-cell-address="Sheet1.D12:Sheet1.D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E11:Sheet1.G11</svg:desc>
                </draw:g>
              </table:table-cell>
              <table:table-cell office:value-type="string">
                <text:p>OMP</text:p>
              </table:table-cell>
              <table:table-cell office:value-type="string">
                <text:p>Pthreads</text:p>
              </table:table-cell>
            </table:table-row>
          </table:table-header-rows>
          <table:table-rows>
            <table:table-row>
              <table:table-cell office:value-type="string">
                <text:p>Time(s)</text:p>
                <draw:g>
                  <svg:desc>Sheet1.D12:Sheet1.D12</svg:desc>
                </draw:g>
              </table:table-cell>
              <table:table-cell office:value-type="float" office:value="10.1641666666667">
                <text:p>10.1641666666667</text:p>
                <draw:g>
                  <svg:desc>Sheet1.E12:Sheet1.G12</svg:desc>
                </draw:g>
              </table:table-cell>
              <table:table-cell office:value-type="float" office:value="6.50066666666667">
                <text:p>6.50066666666667</text:p>
              </table:table-cell>
              <table:table-cell office:value-type="float" office:value="16.4106666666667">
                <text:p>16.410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